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ndika" svg:font-family="Andika" style:font-pitch="variable"/>
    <style:font-face style:name="Charis SIL" svg:font-family="'Charis SIL'" style:font-pitch="variable"/>
    <style:font-face style:name="TAML ThiruValluvar1" svg:font-family="'TAML ThiruValluvar'" style:font-pitch="variable"/>
    <style:font-face style:name="TAML ThiruValluvar" svg:font-family="'TAML ThiruValluvar'" style:font-adornments="Regular" style:font-pitch="variable"/>
    <style:font-face style:name="TAML ThiruValluvar:cv01=1" svg:font-family="'TAML ThiruValluvar:cv01=1'" style:font-pitch="variable"/>
    <style:font-face style:name="TAML ThiruValluvar:cv01=2" svg:font-family="'TAML ThiruValluvar:cv01=2'"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6.076cm" fo:margin-left="-0.217cm" fo:margin-right="-0.159cm" fo:break-before="page" table:align="margins" style:writing-mode="lr-tb" table:border-model="collapsing"/>
    </style:style>
    <style:style style:name="Table1.A" style:family="table-column">
      <style:table-column-properties style:column-width="4.89cm" style:rel-column-width="12289*"/>
    </style:style>
    <style:style style:name="Table1.B" style:family="table-column">
      <style:table-column-properties style:column-width="1.217cm" style:rel-column-width="3061*"/>
    </style:style>
    <style:style style:name="Table1.C" style:family="table-column">
      <style:table-column-properties style:column-width="1.215cm" style:rel-column-width="3056*"/>
    </style:style>
    <style:style style:name="Table1.D" style:family="table-column">
      <style:table-column-properties style:column-width="2.048cm" style:rel-column-width="5148*"/>
    </style:style>
    <style:style style:name="Table1.E" style:family="table-column">
      <style:table-column-properties style:column-width="16.704cm" style:rel-column-width="41981*"/>
    </style:style>
    <style:style style:name="Table1.1" style:family="table-row">
      <style:table-row-properties style:min-row-height="0.238cm" fo:keep-together="auto"/>
    </style:style>
    <style:style style:name="Table1.A1" style:family="table-cell">
      <style:table-cell-properties style:vertical-align="top" fo:padding="0.051cm" fo:border-left="1pt solid #000000" fo:border-right="none" fo:border-top="1pt solid #000000" fo:border-bottom="0.25pt solid #000000" style:writing-mode="lr-tb"/>
    </style:style>
    <style:style style:name="Table1.B1" style:family="table-cell">
      <style:table-cell-properties style:vertical-align="top" fo:padding="0.051cm" fo:border-left="0.25pt solid #000000" fo:border-right="none" fo:border-top="1pt solid #000000" fo:border-bottom="0.25pt solid #000000" style:writing-mode="lr-tb"/>
    </style:style>
    <style:style style:name="Table1.E1" style:family="table-cell">
      <style:table-cell-properties style:vertical-align="top" fo:padding="0.051cm" fo:border-left="0.25pt solid #000000" fo:border-right="0.25pt solid #000000" fo:border-top="1pt solid #000000" fo:border-bottom="0.25pt solid #000000" style:writing-mode="lr-tb"/>
    </style:style>
    <style:style style:name="Table1.A2" style:family="table-cell">
      <style:table-cell-properties style:vertical-align="top" fo:background-color="#e6e6e6" fo:padding="0.051cm"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51cm" fo:border-left="0.25pt solid #000000" fo:border-right="none" fo:border-top="1pt solid #000000" fo:border-bottom="1pt solid #000000" style:writing-mode="lr-tb">
        <style:background-image/>
      </style:table-cell-properties>
    </style:style>
    <style:style style:name="Table1.E2" style:family="table-cell">
      <style:table-cell-properties style:vertical-align="top" fo:background-color="#e6e6e6" fo:padding="0.051cm" fo:border-left="0.25pt solid #000000" fo:border-right="0.25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51cm" fo:border-left="1pt solid #000000" fo:border-right="none" fo:border-top="none" fo:border-bottom="0.25pt solid #000000" style:writing-mode="lr-tb"/>
    </style:style>
    <style:style style:name="Table1.B3" style:family="table-cell">
      <style:table-cell-properties style:vertical-align="top" fo:padding="0.051cm" fo:border-left="0.25pt solid #000000" fo:border-right="none" fo:border-top="none" fo:border-bottom="0.25pt solid #000000" style:writing-mode="lr-tb"/>
    </style:style>
    <style:style style:name="Table1.C3" style:family="table-cell">
      <style:table-cell-properties style:vertical-align="top" fo:padding="0.051cm" fo:border-left="0.25pt solid #000000" fo:border-right="none" fo:border-top="none" fo:border-bottom="0.25pt solid #000000" style:writing-mode="lr-tb"/>
    </style:style>
    <style:style style:name="Table1.D3" style:family="table-cell">
      <style:table-cell-properties style:vertical-align="top" fo:padding="0.051cm" fo:border-left="0.25pt solid #000000" fo:border-right="none" fo:border-top="none" fo:border-bottom="0.25pt solid #000000" style:writing-mode="lr-tb"/>
    </style:style>
    <style:style style:name="Table1.E3" style:family="table-cell">
      <style:table-cell-properties style:vertical-align="top" fo:padding="0.051cm" fo:border-left="0.25pt solid #000000" fo:border-right="0.25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51cm" fo:border-left="1pt solid #000000" fo:border-right="none" fo:border-top="none" fo:border-bottom="0.25pt solid #000000" style:writing-mode="lr-tb"/>
    </style:style>
    <style:style style:name="Table1.B4" style:family="table-cell">
      <style:table-cell-properties style:vertical-align="top" fo:padding="0.051cm" fo:border-left="0.25pt solid #000000" fo:border-right="none" fo:border-top="none" fo:border-bottom="0.25pt solid #000000" style:writing-mode="lr-tb"/>
    </style:style>
    <style:style style:name="Table1.C4" style:family="table-cell">
      <style:table-cell-properties style:vertical-align="top" fo:padding="0.051cm" fo:border-left="0.25pt solid #000000" fo:border-right="none" fo:border-top="none" fo:border-bottom="0.25pt solid #000000" style:writing-mode="lr-tb"/>
    </style:style>
    <style:style style:name="Table1.D4" style:family="table-cell">
      <style:table-cell-properties style:vertical-align="top" fo:padding="0.051cm" fo:border-left="0.25pt solid #000000" fo:border-right="none" fo:border-top="none" fo:border-bottom="0.25pt solid #000000" style:writing-mode="lr-tb"/>
    </style:style>
    <style:style style:name="Table1.E4" style:family="table-cell">
      <style:table-cell-properties style:vertical-align="top" fo:padding="0.051cm" fo:border-left="0.25pt solid #000000" fo:border-right="0.25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51cm" fo:border-left="1pt solid #000000" fo:border-right="none" fo:border-top="none" fo:border-bottom="0.25pt solid #000000" style:writing-mode="lr-tb"/>
    </style:style>
    <style:style style:name="Table1.B5" style:family="table-cell">
      <style:table-cell-properties style:vertical-align="top" fo:padding="0.051cm" fo:border-left="0.25pt solid #000000" fo:border-right="none" fo:border-top="none" fo:border-bottom="0.25pt solid #000000" style:writing-mode="lr-tb"/>
    </style:style>
    <style:style style:name="Table1.C5" style:family="table-cell">
      <style:table-cell-properties style:vertical-align="top" fo:padding="0.051cm" fo:border-left="0.25pt solid #000000" fo:border-right="none" fo:border-top="none" fo:border-bottom="0.25pt solid #000000" style:writing-mode="lr-tb"/>
    </style:style>
    <style:style style:name="Table1.D5" style:family="table-cell">
      <style:table-cell-properties style:vertical-align="top" fo:padding="0.051cm" fo:border-left="0.25pt solid #000000" fo:border-right="none" fo:border-top="none" fo:border-bottom="1pt solid #000000" style:writing-mode="lr-tb"/>
    </style:style>
    <style:style style:name="Table1.E5" style:family="table-cell">
      <style:table-cell-properties style:vertical-align="top" fo:padding="0.051cm" fo:border-left="0.25pt solid #000000" fo:border-right="0.25pt solid #000000" fo:border-top="none" fo:border-bottom="1pt solid #000000" style:writing-mode="lr-tb"/>
    </style:style>
    <style:style style:name="P1" style:family="paragraph" style:parent-style-name="Footer">
      <style:paragraph-properties>
        <style:tab-stops>
          <style:tab-stop style:position="12.811cm" style:type="center"/>
          <style:tab-stop style:position="25.709cm" style:type="right"/>
        </style:tab-stops>
      </style:paragraph-properties>
    </style:style>
    <style:style style:name="P2" style:family="paragraph" style:parent-style-name="Normal_20__28_Web_29_">
      <style:paragraph-properties fo:margin-top="0.106cm" fo:margin-bottom="0.106cm" loext:contextual-spacing="false" fo:line-height="0.423cm" fo:text-align="center" style:justify-single-word="false" style:snap-to-layout-grid="false"/>
    </style:style>
    <style:style style:name="P3" style:family="paragraph" style:parent-style-name="Normal_20__28_Web_29_">
      <style:paragraph-properties fo:margin-top="0.106cm" fo:margin-bottom="0.106cm" loext:contextual-spacing="false" fo:line-height="0.423cm" style:snap-to-layout-grid="false"/>
    </style:style>
    <style:style style:name="P4" style:family="paragraph" style:parent-style-name="Standard">
      <style:text-properties style:font-name="Charis SIL" fo:font-size="18pt" officeooo:rsid="00402a55" officeooo:paragraph-rsid="00402a55" style:font-size-asian="18pt" style:font-size-complex="18pt"/>
    </style:style>
    <style:style style:name="P5" style:family="paragraph" style:parent-style-name="Text_20_body">
      <style:text-properties style:font-name="TAML ThiruValluvar1" fo:font-size="12pt" style:font-size-asian="12pt" style:font-name-complex="TAML ThiruValluvar1" style:font-size-complex="12pt"/>
    </style:style>
    <style:style style:name="P6" style:family="paragraph" style:parent-style-name="Text_20_body">
      <style:text-properties style:font-name="TAML ThiruValluvar1" fo:font-size="12pt" officeooo:paragraph-rsid="004cdb1e" style:font-size-asian="12pt" style:font-name-complex="TAML ThiruValluvar:cv01=2" style:font-size-complex="12pt"/>
    </style:style>
    <style:style style:name="P7" style:family="paragraph" style:parent-style-name="Text_20_body">
      <style:text-properties style:font-name="TAML ThiruValluvar1" fo:font-size="12pt" officeooo:paragraph-rsid="00697889" style:font-size-asian="12pt" style:font-name-complex="TAML ThiruValluvar:cv01=1" style:font-size-complex="12pt"/>
    </style:style>
    <style:style style:name="P8" style:family="paragraph" style:parent-style-name="Normal_20__28_Web_29_">
      <style:text-properties officeooo:rsid="004349dd" officeooo:paragraph-rsid="004349dd"/>
    </style:style>
    <style:style style:name="P9" style:family="paragraph" style:parent-style-name="Normal_20__28_Web_29_">
      <style:text-properties officeooo:paragraph-rsid="00484a33"/>
    </style:style>
    <style:style style:name="P10" style:family="paragraph" style:parent-style-name="Normal_20__28_Web_29_">
      <style:text-properties officeooo:paragraph-rsid="0065093c"/>
    </style:style>
    <style:style style:name="P11" style:family="paragraph" style:parent-style-name="Normal_20__28_Web_29_">
      <style:paragraph-properties fo:margin-top="0.203cm" fo:margin-bottom="0cm" loext:contextual-spacing="false" fo:line-height="0.406cm"/>
      <style:text-properties style:font-name="Andika" fo:font-size="10pt" fo:language="am" fo:country="ET" style:font-name-asian="Times New Roman" style:font-size-asian="10pt" style:language-asian="am" style:country-asian="ET" style:font-name-complex="Andika" style:font-size-complex="10pt"/>
    </style:style>
    <style:style style:name="P12" style:family="paragraph" style:parent-style-name="Feature_20_Details">
      <style:text-properties officeooo:paragraph-rsid="00697889"/>
    </style:style>
    <style:style style:name="P13" style:family="paragraph" style:parent-style-name="Heading_20_1" style:master-page-name="Standard">
      <style:paragraph-properties fo:margin-top="0cm" fo:margin-bottom="0.102cm" loext:contextual-spacing="false" style:page-number="auto"/>
    </style:style>
    <style:style style:name="T1" style:family="text">
      <style:text-properties officeooo:rsid="0048cec1"/>
    </style:style>
    <style:style style:name="T2" style:family="text">
      <style:text-properties fo:language="am" fo:country="ET" style:language-asian="am" style:country-asian="ET"/>
    </style:style>
    <style:style style:name="T3" style:family="text">
      <style:text-properties fo:language="am" fo:country="ET" officeooo:rsid="0044fafd" style:language-asian="am" style:country-asian="ET"/>
    </style:style>
    <style:style style:name="T4" style:family="text">
      <style:text-properties fo:language="am" fo:country="ET" officeooo:rsid="0044fefd" style:language-asian="am" style:country-asian="ET"/>
    </style:style>
    <style:style style:name="T5" style:family="text">
      <style:text-properties fo:language="am" fo:country="ET" officeooo:rsid="00665b09" style:language-asian="am" style:country-asian="ET"/>
    </style:style>
    <style:style style:name="T6" style:family="text">
      <style:text-properties officeooo:rsid="00423368"/>
    </style:style>
    <style:style style:name="T7" style:family="text">
      <style:text-properties officeooo:rsid="0044fafd"/>
    </style:style>
    <style:style style:name="T8" style:family="text">
      <style:text-properties officeooo:rsid="004b5869"/>
    </style:style>
    <style:style style:name="T9" style:family="text">
      <style:text-properties officeooo:rsid="00697889"/>
    </style:style>
    <style:style style:name="T10" style:family="text">
      <style:text-properties officeooo:rsid="0069d9dd"/>
    </style:style>
    <style:style style:name="T11"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Font Features for ThiruValluvar, Auvaiyar, <text:span text:style-name="T6">and </text:span>Vaigai</text:h>
      <text:p text:style-name="P8">This document will refer to the TAML ThiruValluvar font, but everything also applies to the TAML Auvaiyar and TAML Vaigai fonts.</text:p>
      <text:p text:style-name="P9">When <text:span text:style-name="T7">TAML ThiruValluvar</text:span> is used in applications <text:span text:style-name="T2">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2">http://www.libreoffice.org/download/</text:span></text:a><text:span text:style-name="T2">) or OpenOffice 3.2+ (</text:span><text:a xlink:type="simple" xlink:href="http://www.openoffice.org/download/" text:style-name="Internet_20_link" text:visited-style-name="Visited_20_Internet_20_Link"><text:span text:style-name="T2">http://www.openoffice.org/download/</text:span></text:a><text:span text:style-name="T2">)</text:span> <text:span text:style-name="T2">the font features can be turned on by choosing the font (ie </text:span><text:span text:style-name="T3">TAML ThiruValluvar</text:span><text:span text:style-name="T2">), followed by a colon, followed by the feature ID, and then followed by the feature setting. So, for example, if </text:span><text:span text:style-name="T4">a </text:span><text:span text:style-name="T5">single</text:span><text:span text:style-name="T4"> dot nukta</text:span><text:span text:style-name="T2"> is desired, the font selection would be “</text:span><text:span text:style-name="T3">TAML ThiruValluvar:</text:span><text:span text:style-name="T4">cv01=1</text:span><text:span text:style-name="T2">”.</text:span></text:p>
      <text:p text:style-name="P10">These same features are also available in OpenType. The OpenType feature IDs (“cvxx” for “Character Variant” and “ssxx” for “Stylistic Set”) are listed in the OpenType feature ID column. LibreOffice, XeTeX, and most browsers now support Character Variants. Adobe InDesign, Microsoft Word, Microsoft Publisher, LibreOffice, XeTeX, Scribus, and most browsers now support Stylistic Sets.</text:p>
      <text:p text:style-name="P10">A glyph palette is available for accessing the alternate glyphs in some applications such as Adobe InDesign.</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Feature_20_Heading">Feature Name</text:p>
            </table:table-cell>
            <table:table-cell table:style-name="Table1.B1" office:value-type="string">
              <text:p text:style-name="Feature_20_Heading">OpenType<text:line-break/>feature ID</text:p>
            </table:table-cell>
            <table:table-cell table:style-name="Table1.B1" office:value-type="string">
              <text:p text:style-name="Feature_20_Heading">Graphite feature ID</text:p>
            </table:table-cell>
            <table:table-cell table:style-name="Table1.B1" office:value-type="string">
              <text:p text:style-name="Feature_20_Heading">Feature Setting</text:p>
            </table:table-cell>
            <table:table-cell table:style-name="Table1.E1" office:value-type="string">
              <text:p text:style-name="Feature_20_Heading">Example</text:p>
            </table:table-cell>
          </table:table-row>
        </table:table-header-rows>
        <table:table-row table:style-name="Table1.1">
          <table:table-cell table:style-name="Table1.A2" office:value-type="string">
            <text:p text:style-name="Feature_20_Type">Language specific</text:p>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E2" office:value-type="string">
            <text:p text:style-name="P3"/>
          </table:table-cell>
        </table:table-row>
        <table:table-row table:style-name="Table1.3">
          <table:table-cell table:style-name="Table1.A5" table:number-rows-spanned="3" office:value-type="string">
            <text:p text:style-name="Feature_20_Name">Nukta</text:p>
            <text:p text:style-name="Feature_20_Details">(U+1133C)</text:p>
          </table:table-cell>
          <table:table-cell table:style-name="Table1.B5" table:number-rows-spanned="3" office:value-type="string">
            <text:p text:style-name="Feature_20_Details">-</text:p>
          </table:table-cell>
          <table:table-cell table:style-name="Table1.C5" table:number-rows-spanned="3" office:value-type="string">
            <text:p text:style-name="Feature_20_Details">cv01</text:p>
          </table:table-cell>
          <table:table-cell table:style-name="Table1.D4" office:value-type="string">
            <text:p text:style-name="Feature_20_Details">0=<text:span text:style-name="T8">ring</text:span></text:p>
          </table:table-cell>
          <table:table-cell table:style-name="Table1.E4" office:value-type="string">
            <text:p text:style-name="P5">க𑌼</text:p>
          </table:table-cell>
        </table:table-row>
        <table:table-row table:style-name="Table1.4">
          <table:covered-table-cell/>
          <table:covered-table-cell/>
          <table:covered-table-cell/>
          <table:table-cell table:style-name="Table1.D4" office:value-type="string">
            <text:p text:style-name="P12">1=<text:span text:style-name="T10">double</text:span></text:p>
          </table:table-cell>
          <table:table-cell table:style-name="Table1.E4" office:value-type="string">
            <text:p text:style-name="P7">க𑌼</text:p>
          </table:table-cell>
        </table:table-row>
        <table:table-row table:style-name="Table1.5">
          <table:covered-table-cell/>
          <table:covered-table-cell/>
          <table:covered-table-cell/>
          <table:table-cell table:style-name="Table1.D5" office:value-type="string">
            <text:p text:style-name="Feature_20_Details"><text:span text:style-name="T9">2</text:span>=<text:span text:style-name="T10">single</text:span></text:p>
          </table:table-cell>
          <table:table-cell table:style-name="Table1.E5" office:value-type="string">
            <text:p text:style-name="P6">க𑌼</text:p>
          </table:table-cell>
        </table:table-row>
      </table:table>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ndika" svg:font-family="Andika" style:font-pitch="variable"/>
    <style:font-face style:name="Charis SIL" svg:font-family="'Charis SIL'" style:font-pitch="variable"/>
    <style:font-face style:name="TAML ThiruValluvar1" svg:font-family="'TAML ThiruValluvar'" style:font-pitch="variable"/>
    <style:font-face style:name="TAML ThiruValluvar" svg:font-family="'TAML ThiruValluvar'" style:font-adornments="Regular" style:font-pitch="variable"/>
    <style:font-face style:name="TAML ThiruValluvar:cv01=1" svg:font-family="'TAML ThiruValluvar:cv01=1'" style:font-pitch="variable"/>
    <style:font-face style:name="TAML ThiruValluvar:cv01=2" svg:font-family="'TAML ThiruValluvar:cv01=2'"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text-properties style:font-name="Liberation Sans" fo:font-family="'Liberation Sans'" style:font-style-name="Regular" style:font-family-generic="swiss" style:font-pitch="variable" fo:font-size="8pt" fo:font-weight="bold" style:font-size-asian="10.5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Liberation Sans1" fo:font-family="'Liberation Sans'" style:font-style-name="Bold"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cm" fo:margin-bottom="0.199cm" loext:contextual-spacing="false"/>
      <style:text-properties style:font-name="TAML ThiruValluvar" fo:font-family="'TAML ThiruValluvar'" style:font-style-name="Regular" style:font-pitch="variable" style:font-size-asian="10.5pt"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9pt" style:font-size-asian="10pt" style:font-size-complex="10pt"/>
    </style:style>
    <style:style style:name="sdfootnote" style:family="paragraph" style:parent-style-name="Standard">
      <style:paragraph-properties fo:margin-left="0.508cm" fo:margin-right="0cm" fo:margin-top="0.494cm" fo:margin-bottom="0cm" loext:contextual-spacing="false" fo:hyphenation-ladder-count="no-limit" fo:text-indent="-0.508cm"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text-properties style:font-name="Liberation Sans" fo:font-family="'Liberation Sans'" style:font-style-name="Regular" style:font-family-generic="swiss" style:font-pitch="variable" fo:font-size="8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text-properties style:font-name="Liberation Sans" fo:font-family="'Liberation Sans'" style:font-style-name="Regular" style:font-family-generic="swiss" style:font-pitch="variable" fo:font-size="8pt" fo:font-weight="bold" style:font-size-asian="10.5pt"/>
    </style:style>
    <style:style style:name="Addressee" style:family="paragraph" style:parent-style-name="Standard" style:class="extra">
      <style:paragraph-properties fo:margin-top="0cm" fo:margin-bottom="0.106cm" loext:contextual-spacing="false" text:number-lines="false" text:line-number="0"/>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eature_20_Heading" style:display-name="Feature Heading" style:family="paragraph" style:parent-style-name="Standard" style:next-style-name="Feature_20_Type">
      <style:text-properties fo:font-size="6pt" fo:font-weight="bold" style:font-size-asian="10.5pt"/>
    </style:style>
    <style:style style:name="Feature_20_Type" style:display-name="Feature Type" style:family="paragraph" style:parent-style-name="Standard" style:next-style-name="Feature_20_Name" style:master-page-name="">
      <style:paragraph-properties style:page-number="auto" style:snap-to-layout-grid="true"/>
      <style:text-properties fo:font-size="10pt" fo:font-weight="bold" style:font-size-asian="10.5pt"/>
    </style:style>
    <style:style style:name="Feature_20_Name" style:display-name="Feature Name" style:family="paragraph" style:parent-style-name="Standard" style:next-style-name="Feature_20_Details">
      <style:text-properties fo:font-size="9pt" fo:font-weight="bold" style:font-size-asian="10.5pt"/>
    </style:style>
    <style:style style:name="Feature_20_Details" style:display-name="Feature Details" style:family="paragraph" style:parent-style-name="Standard">
      <style:text-properties fo:font-size="6pt" style:font-size-asian="10.5pt"/>
    </style:style>
    <style:style style:name="Example" style:family="paragraph" style:parent-style-name="Normal_20__28_Web_29_">
      <style:text-properties style:font-size-asian="10.5pt"/>
    </style:style>
    <style:style style:name="Internet_20_link" style:display-name="Internet link" style:family="text">
      <style:text-properties fo:color="#0000ff" style:text-underline-style="solid" style:text-underline-width="auto" style:text-underline-color="font-color"/>
    </style:style>
    <style:style style:name="WW-Default_20_Paragraph_20_Font" style:display-name="WW-Default Paragraph Font" style:family="text"/>
    <style:style style:name="Page_20_Number" style:display-name="Page Number" style:family="text" style:parent-style-name="WW-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2.811cm" style:type="center"/>
          <style:tab-stop style:position="25.709cm" style:type="right"/>
        </style:tab-stops>
      </style:paragraph-properties>
    </style:style>
    <style:style style:name="MT1" style:family="text">
      <style:text-properties officeooo:rsid="0048cec1"/>
    </style:style>
    <style:style style:name="MT2" style:family="text"/>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10121" number:language="en" number:country="US" number:title="User-defined">
      <number:day/>
      <number:text> </number:text>
      <number:month number:textual="true"/>
      <number:text> </number:text>
      <number:year number:style="long"/>
    </number:date-style>
  </office:automatic-styles>
  <office:master-styles>
    <style:master-page style:name="Standard" style:page-layout-name="Mpm1">
      <style:footer>
        <text:p text:style-name="MP1">Font Features for <text:span text:style-name="MT1">NLCI Tamil</text:span> (http://www.nlci.in/fonts)<text:tab/><text:date style:data-style-name="N10121" text:date-value="2018-08-16T17:18:15.364489895">16 Aug 2018</text:date><text:tab/>Page <text:span text:style-name="Page_20_Number"><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na Priest</meta:initial-creator>
    <meta:creation-date>2012-07-19T14:01:20.66</meta:creation-date>
    <dc:date>2018-08-15T21:50:55.483769245</dc:date>
    <meta:editing-duration>PT8H15M4S</meta:editing-duration>
    <meta:editing-cycles>87</meta:editing-cycles>
    <meta:generator>LibreOffice/6.0.3.2$Linux_X86_64 LibreOffice_project/00m0$Build-2</meta:generator>
    <meta:printed-by>Lorna Priest</meta:printed-by>
    <meta:print-date>2012-07-19T14:47:57.12</meta:print-date>
    <meta:document-statistic meta:table-count="1" meta:image-count="0" meta:object-count="0" meta:page-count="2" meta:paragraph-count="22" meta:word-count="226" meta:character-count="1552" meta:non-whitespace-character-count="1348"/>
  </office:meta>
</office:document-meta>
</file>